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1pt" fo:font-weight="normal" style:font-name-asian="Helvetica" style:font-size-asian="11pt" style:font-weight-asian="normal" style:font-name-complex="Helvetica" style:font-size-complex="11pt" style:font-weight-complex="normal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bold" style:font-weight-asian="bold" style:font-weight-complex="bold"/>
    </style:style>
    <style:style style:name="T1" style:family="text"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T2" style:family="text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T3" style:family="text"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What is the notion of</text:span><text:span text:style-name="T2"> </text:span><text:span text:style-name="T1">data independence</text:span><text:span text:style-name="T2"> </text:span><text:span text:style-name="T1">? Why is it important?</text:span><text:span text:style-name="T2"> </text:span></text:p>
      <text:p text:style-name="P2">Having the applications and activities that need to use data be independent from the internal workings of the database. <text:s/>This allows the end user to be able to use the data, even if the structure or size of the data set dramatically changes.</text:p>
      <text:p text:style-name="P1"><text:span text:style-name="T1">2. Why is the relational model superior to the ones before?</text:span><text:span text:style-name="T2"> </text:span></text:p>
      <text:p text:style-name="P2">A relational model allows data to be organized based on what it is, rather than imposing some foreign organizational structure on the data. <text:s/>It also allows for a more redundant, consistent, derivable, more logical organization and system for data manipulation.</text:p>
      <text:p text:style-name="P1"><text:span text:style-name="T1">3. What are the key ideas behind the relational model? Why/how it</text:span><text:span text:style-name="T2"> </text:span></text:p>
      <text:p text:style-name="P1"><text:span text:style-name="T1">improves previous models?</text:span><text:span text:style-name="T2"> </text:span></text:p>
      <text:p text:style-name="P2">Data is organized based on its relation in attributes to other data. <text:s/>This solves all the problems mentioned above to a great degree.</text:p>
      <text:p text:style-name="P1"><text:span text:style-name="T1">4. What is a normal form (in a relational model)? Why is it important</text:span><text:span text:style-name="T2"> </text:span></text:p>
      <text:p text:style-name="P1"><text:span text:style-name="T1">that a database be stored in normal form?</text:span><text:span text:style-name="T2"> </text:span></text:p>
      <text:p text:style-name="P2">It is a process by which a non-simple set of relations can be simplified to some extent, made more organized. <text:s/>This allows for better use of memory when storing, while still maintaining the data independence mentioned above. </text:p>
      <text:p text:style-name="P1"><text:span text:style-name="T1">5. What does Codd mean by</text:span><text:span text:style-name="T2"> </text:span><text:span text:style-name="T1">derivability</text:span><text:span text:style-name="T2"> </text:span><text:span text:style-name="T1">of a relation?</text:span><text:span text:style-name="T2"> </text:span></text:p>
      <text:p text:style-name="P2">If you can derive tha relation from a set only using a sequence of operations, that relation is derivable.</text:p>
      <text:p text:style-name="P1"><text:span text:style-name="T1">6. What ways does Codd propose for detecting inconsistencies in a database?</text:span><text:span text:style-name="T2"> </text:span></text:p>
      <text:p text:style-name="P2">He seems to like the idea of running through the database every so often, say once a day, and tracking down inconsistencies.</text:p>
      <text:p text:style-name="P1"><text:span text:style-name="T1">IMS: What is the IMS model? What are the options for storing roots in</text:span><text:span text:style-name="T2"> </text:span></text:p>
      <text:p text:style-name="P1"><text:span text:style-name="T1">IMS (pros and cons for each)? Does IMS have data independence?</text:span><text:span text:style-name="T2"> </text:span></text:p>
      <text:p text:style-name="P2">IMS is basically a simple tree used to store data. <text:s/>Roots can be stored sequentially, in a B tree or in a hash. <text:s/>Its not very physically data indpendent, and its somewhat logically data independent. </text:p>
      <text:p text:style-name="P1"><text:span text:style-name="T1">CODASYL:How does CODASYL organize data? Give an example of data that</text:span><text:span text:style-name="T2"> </text:span></text:p>
      <text:p text:style-name="P1"><text:span text:style-name="T1">is unnatural to model with CODASYL. Compare Codasyl and IMS.</text:span><text:span text:style-name="T2"> </text:span></text:p>
      <text:p text:style-name="P1"><text:span text:style-name="T1">Why does Codasyl resemble “navigation in hyperspace”?</text:span><text:span text:style-name="T2"> </text:span></text:p>
      <text:p text:style-name="P2">CODASYL organizes data based on some limited relations, but not nearly at the level propsed by Codd. <text:s/>It is hard to just go through a CODASYL database in any organized, automated order, so that is why is is called “navigation in hyperspace”</text:p>
      <text:p text:style-name="P1"><text:span text:style-name="T1">R: What was CODD’s motivation and goal for introducing a (new) model?</text:span><text:span text:style-name="T2"> </text:span></text:p>
      <text:p text:style-name="P1"><text:span text:style-name="T1">What decided at the time the “win” of relational DBMS over Cooda-</text:span><text:span text:style-name="T2"> </text:span></text:p>
      <text:p text:style-name="P1"><text:span text:style-name="T1">syl/IMS?</text:span><text:span text:style-name="T2"> </text:span></text:p>
      <text:p text:style-name="P2">IMS programers were doing a lot of work delaing with IMS applicatios, so he was going to get great data independence, so that this maintainance would no longer be necessary.</text:p>
      <text:p text:style-name="P1"><text:span text:style-name="T1">R++: What was the tradeoﬀ with the extensions to the relational model?</text:span><text:span text:style-name="T2"> </text:span></text:p>
      <text:p text:style-name="P1"><text:span text:style-name="T1">What do you think of Lesson 12?</text:span><text:span text:style-name="T2"> </text:span></text:p>
      <text:p text:style-name="P2">I like lesson 12 – unless there is a good reason, there's no need to put extra stuff in.</text:p>
      <text:p text:style-name="P1"><text:span text:style-name="T1">7. What does it mean “impedance mismatch” of a relational database?</text:span><text:span text:style-name="T2"> </text:span></text:p>
      <text:p text:style-name="P2"/>
      <text:p text:style-name="P1"><text:span text:style-name="T1">8. problems with OODB.</text:span><text:span text:style-name="T2"> </text:span></text:p>
      <text:p text:style-name="P2"/>
      <text:p text:style-name="P1"><text:span text:style-name="T1">9. What was the motivation of the OR model?</text:span><text:span text:style-name="T2"> </text:span></text:p>
      <text:p text:style-name="P2"/>
      <text:p text:style-name="P1"><text:span text:style-name="T1">10. Reﬂect on the data classiﬁcation in the paper: rigidly structured,</text:span><text:span text:style-name="T2"> </text:span></text:p>
      <text:p text:style-name="P1"><text:span text:style-name="T1">rigidly structured with free ﬁelds, semi-structured, unstructured. Give</text:span><text:span text:style-name="T2"> </text:span></text:p>
      <text:p text:style-name="P1"><text:span text:style-name="T1">examples of each.</text:span><text:span text:style-name="T2"> </text:span></text:p>
      <text:p text:style-name="P2"/>
      <text:p text:style-name="P1"><text:span text:style-name="T1">11. XML is a model for unstructured data. Name some problems of XML.</text:span><text:span text:style-name="T2"> </text:span></text:p>
      <text:p text:style-name="P1"><text:span text:style-name="T1">What do the authors think of XML? Future?</text:span><text:span text:style-name="T2"> </text:span></text:p>
      <text:p text:style-name="P2"/>
      <text:p text:style-name="P1"><text:span text:style-name="T1">12. Why is the article called “What goes around comes around”?</text:span><text:span text:style-name="T2"> </text:span></text:p>
      <text:p text:style-name="P2"/>
      <text:p text:style-name="P1"><text:span text:style-name="T1">13. What is MySQL? Why is it important? What does Open Source</text:span><text:span text:style-name="T2"> </text:span></text:p>
      <text:p text:style-name="P1"><text:span text:style-name="T1">mean? What is the diﬀerence between free software and open source</text:span><text:span text:style-name="T2"> </text:span></text:p>
      <text:p text:style-name="P1"><text:span text:style-name="T1">software? Who is Richard Stallman?</text:span><text:span text:style-name="T2"> </text:span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9-02-01T14:29:38</meta:creation-date>
    <dc:date>2009-02-05T16:00:13</dc:date>
    <dc:language>en-US</dc:language>
    <meta:editing-cycles>9</meta:editing-cycles>
    <meta:editing-duration>PT4H14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0" meta:word-count="600" meta:character-count="3447"/>
  </office:meta>
</office:document-meta>
</file>